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1" svg:font-family="Ubuntu" style:font-family-generic="swiss"/>
    <style:font-face style:name="Times New Roman2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0mm" table:align="margins"/>
    </style:style>
    <style:style style:name="BudgetActor.A" style:family="table-column">
      <style:table-column-properties style:column-width="43.22mm" style:rel-column-width="16659*"/>
    </style:style>
    <style:style style:name="BudgetActor.B" style:family="table-column">
      <style:table-column-properties style:column-width="126.79mm" style:rel-column-width="48876*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mm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paragraph-rsid="0027fade"/>
    </style:style>
    <style:style style:name="P8" style:family="paragraph" style:parent-style-name="Standard">
      <style:text-properties officeooo:paragraph-rsid="002834f3"/>
    </style:style>
    <style:style style:name="P9" style:family="paragraph" style:parent-style-name="Text_20_body">
      <style:text-properties officeooo:paragraph-rsid="0014e78b"/>
    </style:style>
    <style:style style:name="P10" style:family="paragraph" style:parent-style-name="Text_20_body">
      <style:text-properties officeooo:paragraph-rsid="0027fade"/>
    </style:style>
    <style:style style:name="P11" style:family="paragraph" style:parent-style-name="Text_20_body">
      <style:text-properties officeooo:rsid="0030b1e6" officeooo:paragraph-rsid="0030b1e6"/>
    </style:style>
    <style:style style:name="P12" style:family="paragraph" style:parent-style-name="Heading_20_1">
      <style:paragraph-properties fo:text-align="center" style:justify-single-word="false"/>
      <style:text-properties officeooo:paragraph-rsid="0005fae9"/>
    </style:style>
    <style:style style:name="P13" style:family="paragraph" style:parent-style-name="Table_20_Contents">
      <style:text-properties officeooo:paragraph-rsid="0029e6f1"/>
    </style:style>
    <style:style style:name="P14" style:family="paragraph" style:parent-style-name="Table_20_Contents">
      <style:text-properties officeooo:paragraph-rsid="002d5d8a"/>
    </style:style>
    <style:style style:name="P15" style:family="paragraph" style:parent-style-name="Heading_20_2">
      <style:text-properties officeooo:paragraph-rsid="0005fae9"/>
    </style:style>
    <style:style style:name="P16" style:family="paragraph" style:parent-style-name="Heading_20_2">
      <style:text-properties officeooo:paragraph-rsid="0005515c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78b"/>
    </style:style>
    <style:style style:name="T3" style:family="text">
      <style:text-properties officeooo:rsid="0027fade"/>
    </style:style>
    <style:style style:name="T4" style:family="text">
      <style:text-properties officeooo:rsid="002d5d8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Ubuntu" fo:font-size="6pt" fo:language="de" fo:country="DE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70962616" text:id="ct170962616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70955848" text:id="ct170955848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171637896" text:id="ct171637896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70959320" text:id="ct170959320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70954056" text:id="ct170954056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70956904" text:id="ct170956904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71715288" text:id="ct171715288">
          <text:insertion>
            <office:change-info>
              <dc:creator>Luc Saffre</dc:creator>
              <dc:date>2013-05-02T2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onditional-text text:condition="ooow:true" text:string-value-if-true="&quot;this.excerpt_type&quot;" text:string-value-if-false="">this.excerpt_type</text:conditional-text></text:h>
      <text:h text:style-name="P15" text:outline-level="2"><text:conditional-text text:condition="ooow:true" text:string-value-if-true="&quot;_('General information')&quot;" text:string-value-if-false="">_('General information')</text:conditional-text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70962616"/>actor.header<text:change-end text:change-id="ct170962616"/><office:annotation><dc:creator>Luc Saffre</dc:creator><dc:date>2012-06-06T11:00:52</dc:date><text:p text:style-name="P18"><text:span text:style-name="T6">do table for actor in obj.get_actors()</text:span></text:p></office:annotation></text:p>
          </table:table-cell>
          <table:table-cell office:value-type="string">
            <text:p text:style-name="P13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18"><text:span text:style-name="T6">do text if actor.person</text:span></text:p></office:annotatio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Text_20_body"><text:change-start text:change-id="ct170955848"/><office:annotation><dc:creator>Luc Saffre</dc:creator><dc:date>2012-06-06T11:04:42</dc:date><text:p text:style-name="P18"><text:span text:style-name="T6">do text if actor.household</text:span></text:p></office:annotation><text:change-end text:change-id="ct170955848"/><text:conditional-text text:condition="ooow:true" text:string-value-if-true="&quot;actor.household.get_address(', ')&quot;" text:string-value-if-false="">actor.household.get_address(', ')</text:conditional-text> (<text:change-start text:change-id="ct171637896"/>actor.household.type<text:change-end text:change-id="ct171637896"/>)</text:p>
            <text:p text:style-name="Text_20_body">Kontakt: <text:change-start text:change-id="ct170959320"/>actor.partner.gsm<text:change-end text:change-id="ct170959320"/>, <text:change-start text:change-id="ct170954056"/>actor.partner.email<text:change-end text:change-id="ct170954056"/></text:p>
            <text:p text:style-name="P14"><text:span text:style-name="T4"><text:conditional-text text:condition="ooow:true" text:string-value-if-true="&quot;_('National ID')&quot;" text:string-value-if-false="">_('National ID')</text:conditional-text></text:span><text:span text:style-name="T4"> : </text:span><office:annotation><dc:creator>Luc Saffre</dc:creator><dc:date>2012-06-06T11:04:42</dc:date><text:p text:style-name="P18"><text:span text:style-name="T6">do text if actor.client</text:span></text:p></office:annotation><text:conditional-text text:condition="ooow:true" text:string-value-if-true="&quot;actor.client.national_id&quot;" text:string-value-if-false="">actor.client.national_id</text:conditional-text><text:line-break/><text:conditional-text text:condition="ooow:true" text:string-value-if-true="&quot;_('Civil state')&quot;" text:string-value-if-false="">_('Civil state')</text:conditional-text> : <text:conditional-text text:condition="ooow:true" text:string-value-if-true="&quot;actor.client.civil_state&quot;" text:string-value-if-false="">actor.client.civil_state</text:conditional-text></text:p>
            <text:p text:style-name="Text_20_body"><text:change-start text:change-id="ct170956904"/>actor.remark<text:change-end text:change-id="ct170956904"/></text:p>
            <text:p text:style-name="P11"><office:annotation><dc:creator>Luc Saffre</dc:creator><dc:date>2015-04-17T03:16:04.637190578</dc:date><text:list text:style-name=""><text:list-item><text:p text:style-name="P17"><text:span text:style-name="T5">do text for note in [actor.get_last_note(22)]</text:span></text:p></text:list-item></text:list></office:annotation>Erstgespräch am <text:conditional-text text:condition="ooow:true" text:string-value-if-true="&quot;fds(note.date)&quot;" text:string-value-if-false="">fds(note.date)</text:conditional-text> mit <text:conditional-text text:condition="ooow:true" text:string-value-if-true="&quot;note.user&quot;" text:string-value-if-false="">note.user</text:conditional-text></text:p>
          </table:table-cell>
        </table:table-row>
      </table:table>
      <text:p text:style-name="Text_20_body"/>
      <text:p text:style-name="Standard"><text:span text:style-name="T3">(introduction)</text:span><office:annotation><dc:creator>Luc Saffre</dc:creator><dc:date>2012-11-16T20:40:15</dc:date><text:p text:style-name="P18"><text:span text:style-name="T6">do text</text:span></text:p><text:p text:style-name="P18"><text:span text:style-name="T6">from html(obj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6">do table if False</text:span></text:p></office:annotation></text:p>
          </table:table-cell>
        </table:table-row>
      </table:table>
      <text:h text:style-name="P16" text:outline-level="2"><text:conditional-text text:condition="ooow:true" text:string-value-if-true="&quot;_('Entered data')&quot;" text:string-value-if-false="">_('Entered data')</text:conditional-text></text:h>
      <text:section text:style-name="Sect1" text:name="Section1">
        <text:p text:style-name="P9"><text:span text:style-name="T2"><office:annotation><dc:creator>Luc Saffre</dc:creator><dc:date>2014-12-10T18:11:48</dc:date><text:list text:continue-numbering="true" text:style-name=""><text:list-item><text:p><text:span text:style-name="T7">do text</text:span></text:p></text:list-item><text:list-item><text:p><text:span text:style-name="T7">from story(obj.data_story(ar))</text:span></text:p></text:list-item></text:list></office:annotation></text:span><text:span text:style-name="T2">(Insert data_story() with more than 1 section)</text:span></text:p>
      </text:section>
      <text:h text:style-name="P16" text:outline-level="2"><text:conditional-text text:condition="ooow:true" text:string-value-if-true="&quot;pgettext('debts', 'Summary')&quot;" text:string-value-if-false="">pgettext('debts', 'Summary')</text:conditional-text></text:h>
      <text:p text:style-name="P10"><text:span text:style-name="T2"><office:annotation><dc:creator>Luc Saffre</dc:creator><dc:date>2014-12-10T18:11:48</dc:date><text:list text:continue-numbering="true" text:style-name=""><text:list-item><text:p><text:span text:style-name="T7">do text</text:span></text:p></text:list-item><text:list-item><text:p><text:span text:style-name="T7">from story(obj.summary_story(ar))</text:span></text:p></text:list-item></text:list></office:annotation></text:span><text:span text:style-name="T2">(Insert summary_story() with more than 1 section)</text:span></text:p>
      <text:section text:style-name="Sect1" text:name="Schlussfolgerung">
        <text:h text:style-name="Heading_20_2" text:outline-level="2"><office:annotation><dc:creator>Luc Saffre</dc:creator><dc:date>2012-06-06T11:09:45</dc:date><text:p text:style-name="P18"><text:span text:style-name="T6">do section if obj.conclusion</text:span></text:p></office:annotation><text:change-start text:change-id="ct171715288"/>_('Conclusion')<text:change-end text:change-id="ct171715288"/></text:h>
        <text:p text:style-name="P7"><text:span text:style-name="T3">(conclusion)</text:span><office:annotation><dc:creator>Luc Saffre</dc:creator><dc:date>2012-11-16T20:40:15</dc:date><text:p text:style-name="P18"><text:span text:style-name="T6">do text</text:span></text:p><text:p><text:span text:style-name="T6">from html(obj.conclusion)</text:span></text:p></office:annotation></text:p>
        <text:p text:style-name="Standard"/>
      </text:section>
      <text:p text:style-name="Standard"/>
      <text:p text:style-name="P8"><text:conditional-text text:condition="ooow:true" text:string-value-if-true="&quot;_('Name of debts mediator')&quot;" text:string-value-if-false="">_('Name of debts mediator')</text:conditional-text> : <text:conditional-text text:condition="ooow:true" text:string-value-if-true="&quot;obj.user&quot;" text:string-value-if-false="">obj.user</text:conditional-text></text:p>
      <text:p text:style-name="P6">Budget erstellt am : <text:conditional-text text:condition="ooow:true" text:string-value-if-true="&quot;fdl(obj.date)&quot;" text:string-value-if-false="">fdl(obj.date)</text:conditional-text></text:p>
      <text:p text:style-name="P6"><text:span text:style-name="T1">Gedruckt am </text:span><text:span text:style-name="T1"><text:date style:data-style-name="N106" text:date-value="2015-04-17T04:30:43.213458149">17/4/15</text:date></text:span><text:span text:style-name="T1"> um </text:span><text:span text:style-name="T1"><text:time style:data-style-name="N41" text:time-value="2015-04-17T04:30:43.213626625">03:15:12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1" svg:font-family="Ubuntu" style:font-family-generic="swiss"/>
    <style:font-face style:name="Times New Roman2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5-04-17T04:30:43.159538833">17/4/15</text:date> <text:time style:data-style-name="N41" text:time-value="2015-04-17T04:30:43.159663304">03:15:12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4-17T04:30:43.122764242</dc:date>
    <dc:creator>Luc Saffre</dc:creator>
    <meta:editing-duration>P1DT6H36M26S</meta:editing-duration>
    <meta:editing-cycles>154</meta:editing-cycles>
    <meta:generator>LibreOffice/4.2.7.2$Linux_x86 LibreOffice_project/420m0$Build-2</meta:generator>
    <meta:document-statistic meta:table-count="3" meta:image-count="0" meta:object-count="0" meta:page-count="1" meta:paragraph-count="27" meta:word-count="103" meta:character-count="866" meta:non-whitespace-character-count="789"/>
  </office:meta>
</office:document-meta>
</file>